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color="#0000ff" style:font-name="Arial" fo:font-size="10pt" style:font-size-asian="10pt" style:font-size-complex="10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color="#004586" style:font-name="Arial1" fo:font-size="20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Arial1" fo:font-weight="bold"/>
    </style:style>
    <style:style style:name="P7" style:family="paragraph" style:parent-style-name="Text_20_body">
      <style:paragraph-properties fo:text-align="justify" style:justify-single-word="false"/>
      <style:text-properties style:font-name="Arial1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Arial1"/>
    </style:style>
    <style:style style:name="P9" style:family="paragraph" style:parent-style-name="Text_20_body">
      <style:paragraph-properties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text-properties fo:color="#000000" style:font-name="FreeSans" fo:font-size="11pt" style:font-size-asian="11pt" style:font-size-complex="11pt"/>
    </style:style>
    <style:style style:name="P11" style:family="paragraph" style:parent-style-name="Text_20_body">
      <style:paragraph-properties fo:margin-top="0cm" fo:margin-bottom="0cm"/>
    </style:style>
    <style:style style:name="T1" style:family="text">
      <style:text-properties fo:color="#333333" style:font-name="Arial1"/>
    </style:style>
    <style:style style:name="T2" style:family="text">
      <style:text-properties fo:color="#000000" style:font-name="Arial" fo:font-size="10pt" style:font-size-asian="10pt" style:font-size-complex="10pt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0000ff"/>
    </style:style>
    <style:style style:name="T8" style:family="text">
      <style:text-properties fo:color="#0000ff" style:font-name="Arial" fo:font-size="10pt" style:font-size-asian="10pt" style:font-size-complex="10pt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SL14 abre inscrições para Grupos de Usuários</text:p>
      <text:p text:style-name="P6">Área expositiva do evento terá 36 vagas específicas para comunidades relacionadas ao software livre. Cadastros podem ser feitos até 05/06.</text:p>
      <text:p text:style-name="P6"/>
      <text:p text:style-name="P1"><text:span text:style-name="T11">Já estão abertas as inscrições para os Grupos de Usuários (GUs) que desejem participar do 14º Fórum Internacional Software Livre.</text:span> <text:span text:style-name="T10">O cadastro pode ser feito diretamente no link </text:span><text:a xlink:type="simple" xlink:href="http://www.lliure.com.br/gufisl14/"><text:span text:style-name="T10">http://www.lliure.com.br/gufisl14/</text:span></text:a><text:span text:style-name="T10"> ou na página </text:span><text:a xlink:type="simple" xlink:href="http://fisl.org.br/" office:target-frame-name="_blank" xlink:show="new"><text:span text:style-name="T10">http://fisl.org.br</text:span></text:a><text:span text:style-name="T10">, no link Grupos de Usuários. </text:span></text:p>
      <text:p text:style-name="P7">Até o dia 05/06, haverá 36 vagas disponíveis para a área dos Grupos de Usuários durante o fisl14. Na área total, de 393m², mesas com pontos elétricos e de internet para até dois equipamentos servirão como base de operações para as comunidades, que poderão divulgar suas iniciativas, trocar experiências com o público visitante, demais grupos e instituições patrocinadoras do evento.</text:p>
      <text:p text:style-name="P8">Os Grupos de Usuários são as bases da comunidade Software Livre, pois o próprio embrião do movimento surgiu de um grupo de programadores que eram contra a transformação dos códigos-fonte de empresas em segredos comerciais, criando, assim, a filosofia “free-software”. Hoje em dia, os grupos de usuários ainda conservam a intenção de desenvolver e promover coletivamente uma "causa" livre, e defendê-la, propagando distribuições de sistemas operacionais GNU/Linux, como Debian Brasil, Ubuntu-BR, Fedora Brasil, Pandorga GNU/Linux, ou outro sistema operacional livre, como OpenBSD-BR, FUG-BR (FreeBSD), ou uma linguagem favorita, como Python, Java ou Ruby ou, ainda coletivos que se identifiquem com aspectos específicos, como como o /MNT - Mulheres na Tecnologia, o TchêLinux, o Texto Livre, o Coletivo Cirandase. Todos estes Grupos de Usuários já estiveram presentes em edições anteriores do FISL. </text:p>
      <text:p text:style-name="P8"/>
      <text:p text:style-name="P7">Os critérios de avaliação para inscrição de um GUs são:</text:p>
      <text:p text:style-name="P8">- A indicação de no mínimo 4 (quatro) representantes que estarão presentes no evento, dois como participantes e dois como expositores.</text:p>
      <text:p text:style-name="P8">- Possuir site, blog e/ou lista de discussão com informações sobre o grupo ou comunidade e que possibilite agregar novos membros.</text:p>
      <text:p text:style-name="P8">- Demonstrar contribuição contínua para o desenvolvimento do projeto, de tecnologias livres e de código aberto, para o qual o grupo foi criado.</text:p>
      <text:p text:style-name="P8">- Enviar informações completas do formulário de inscrição com nome, missão, descrição, links e logo do grupo, bem como dados de todos os seus integrantes.</text:p>
      <text:p text:style-name="P1"><text:span text:style-name="T1">Mais informações podem ser obtidas no regulamento para a inscrição de GUS, disponível no endereço </text:span><text:a xlink:type="simple" xlink:href="http://softwarelivre.org/fisl14/o-evento/regulamento-gus" office:target-frame-name="_blank" xlink:show="new">http://softwarelivre.org/fisl14/o-evento/regulamento-gus</text:a></text:p>
      <text:p text:style-name="P11"/>
      <text:p text:style-name="P1"><text:span text:style-name="Strong_20_Emphasis"><text:span text:style-name="T3">S</text:span></text:span><text:span text:style-name="Strong_20_Emphasis"><text:span text:style-name="T3">obre o Fórum Internacional Software Livre (fisl)</text:span></text:span></text:p>
      <text:p text:style-name="P4">O Fórum Internacional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<text:soft-page-break/>de usuários é o coração do fisl e interage com diversos outros setores da sociedade, como a academia, profissionais, empresas, investidores, governos e sociedade civil. </text:p>
      <text:p text:style-name="P10"><text:span text:style-name="Strong_20_Emphasis"><text:span text:style-name="T3">As inscrições para participantes já estão abertas. Os ingressos custam de R$ 50 a R$ 280 e podem ser feitos através do site do evento (</text:span></text:span><text:a xlink:type="simple" xlink:href="http://www.fisl.org.br/"><text:span text:style-name="Strong_20_Emphasis">http://www.fisl.org.br</text:span></text:a><text:span text:style-name="Strong_20_Emphasis"><text:span text:style-name="T3">).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Porto Alegre, </text:span></text:span><text:span text:style-name="Strong_20_Emphasis"><text:span text:style-name="T2">06 de maio</text:span></text:span><text:span text:style-name="Strong_20_Emphasis"><text:span text:style-name="T2"> de 2013</text:span></text:span></text:p>
      <text:p text:style-name="Text_20_body"><text:span text:style-name="Strong_20_Emphasis"><text:span text:style-name="T2"/></text:span></text:p>
      <text:p text:style-name="P9"><text:span text:style-name="T4">Núcleo de Atendimento 1</text:span><text:span text:style-name="T4">4</text:span><text:span text:style-name="T4">° Fórum Internacional Software Livre</text:span><text:span text:style-name="T6"><text:line-break/></text:span><text:span text:style-name="T5">Coordenação: </text:span><text:span text:style-name="T5">Livia Araujo</text:span><text:span text:style-name="T5"> – </text:span><text:span text:style-name="T5">livia</text:span><text:span text:style-name="T5">@enfato.com.br –</text:span><text:span text:style-name="T5"> 51 8151.</text:span><text:span text:style-name="T5">9026</text:span><text:span text:style-name="T6"><text:line-break/>Direção:Mariana Turkenicz– mariana@enfato.com.br – 51 8121.7062<text:line-break/></text:span></text:p>
      <text:p text:style-name="P9"><text:span text:style-name="T4">Enfato </text:span><text:span text:style-name="T4">multicomunicação</text:span></text:p>
      <text:p text:style-name="P3">+55 (51) 30.261.261</text:p>
      <text:p text:style-name="Text_20_body"><text:a xlink:type="simple" xlink:href="http://www.enfato.com.br/"><text:span text:style-name="T8">www.enfato.com.br</text:span></text:a><text:span text:style-name="T9"> </text:span></text:p>
      <text:p text:style-name="Text_20_body"><text:span text:style-name="T9">Twitter: </text:span><text:a xlink:type="simple" xlink:href="http://www.twitter.com/enfato"><text:span text:style-name="T8">@enfato</text:span></text:a></text:p>
      <text:p text:style-name="P3">Facebook: <text:span text:style-name="T7">enfatomulticomunicacao</text:span></text:p>
      <text:p text:style-name="P2">Empresa filiada à Abra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4:50:32.26</meta:creation-date>
    <dc:date>2013-06-07T11:49:02.20</dc:date>
    <meta:editing-duration>PT3H46M45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2" meta:paragraph-count="22" meta:word-count="581" meta:character-count="3899" meta:non-whitespace-character-count="3337"/>
  </office:meta>
</office:document-meta>
</file>